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1.53cm" style:use-optimal-column-width="false"/>
    </style:style>
    <style:style style:name="co2" style:family="table-column">
      <style:table-column-properties style:column-width="13.101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29cm"/>
    </style:style>
    <style:style style:name="ce1" style:family="table-cell">
      <style:graphic-properties style:repeat="repeat"/>
      <style:text-properties fo:font-family="'Liberation Sans'" style:font-family-generic="swiss" style:font-pitch="variable" fo:font-size="22pt" style:font-size-asian="22pt" style:font-size-complex="22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4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0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2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21.817cm" svg:height="3.326cm" svg:x="3.583cm" svg:y="16.002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Arc, ACL2, or Cloj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s use traditional s-expression notation from 1950s</text:span></text:p>
                <text:list>
                  <text:list-item>
                    <text:p><text:span text:style-name="T5">Simple, clear, </text:span><text:span text:style-name="T6">awkward</text:span></text:p>
                    <text:list>
                      <text:list-item>
                        <text:p><text:span text:style-name="T5">No infix; nonstandard call format; too many parentheses</text:span></text:p>
                      </text:list-item>
                    </text:list>
                  </text:list-item>
                  <text:list-item>
                    <text:p><text:span text:style-name="T5">The 21</text:span><text:span text:style-name="T7">st</text:span><text:span text:style-name="T5"> century can have better notation than (* (- 4 1) (+ 2 3))</text:span></text:p>
                  </text:list-item>
                  <text:list-item>
                    <text:p><text:span text:style-name="T5">“</text:span><text:span text:style-name="T5">I've used Lisp my whole programming life and I still don't find prefix math expressions natural.” - Paul Graham</text:span></text:p>
                  </text:list-item>
                  <text:list-item>
                    <text:p><text:span text:style-name="T5">“</text:span><text:span text:style-name="T5">Lisp has all the visual appeal of oatmeal with fingernail clippings mixed in.” - Larry Wall</text:span></text:p>
                  </text:list-item>
                  <text:list-item>
                    <text:p><text:span text:style-name="T5">“</text:span><text:span text:style-name="T5">After 13 years of doing Lisp and 3 or 4 years of Python, I agree: I prefer writing Lisp, but Python is easier to read.” - John Wiseman</text:span></text:p>
                  </text:list-item>
                  <text:list-item>
                    <text:p><text:span text:style-name="T5">“</text:span><text:span text:style-name="T5">LISP: ... <text:s/>‘Lots of Irritating Superfluous Parentheses’” - Jargon File</text:span></text:p>
                  </text:list-item>
                </text:list>
              </text:list-item>
              <text:list-item>
                <text:p><text:span text:style-name="T4">Many past efforts (incl. M-expressions), but most failed to be:</text:span></text:p>
                <text:list>
                  <text:list-item>
                    <text:p><text:span text:style-name="T5">General (useful regardless of underlying semantic)</text:span></text:p>
                  </text:list-item>
                  <text:list-item>
                    <text:p><text:span text:style-name="T5">Homoiconic (underlying data structure is clear from the synt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8">'</text:span><text:span text:style-name="T9">x means (quote x)</text:span></text:p>
                  </text:list-item>
                  <text:list-item>
                    <text:p><text:span text:style-name="T9">(a b c) means (a . (b . (c . ())))</text:span></text:p>
                  </text:list-item>
                </text:list>
              </text:list-item>
              <text:list-item>
                <text:p><text:span text:style-name="T9">Takes time to learn &amp; implement abbreviations</text:span></text:p>
                <text:list>
                  <text:list-item>
                    <text:p><text:span text:style-name="T9">But if a construct is common, well worth learning</text:span></text:p>
                  </text:list-item>
                </text:list>
              </text:list-item>
              <text:list-item>
                <text:p><text:span text:style-name="T9">Creating abbreviations to make code readable </text:span><text:span text:style-name="T10">important</text:span></text:p>
                <text:list>
                  <text:list-item>
                    <text:p><text:span text:style-name="T9">“</text:span><text:span text:style-name="T9">When you program, you spend more time reading code than writing it... a language that makes source code ugly is maddening to an exacting programmer, as clay full of lumps would be to a sculptor.” - Paul Graham</text:span></text:p>
                  </text:list-item>
                </text:list>
              </text:list-item>
              <text:list-item>
                <text:p><text:span text:style-name="T9">Can we create new abbreviations?</text:span></text:p>
                <text:list>
                  <text:list-item>
                    <text:p><text:span text:style-name="T9">For arbitrary Lisps, so can learn rules just onc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1">abbreviations</text:span></text:p>
                <text:list>
                  <text:list-item>
                    <text:p>Normally-formatted s-expressions keep working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2">You can </text:span><text:span text:style-name="T11">update your reader</text:span><text:span text:style-name="T12"> to support these</text:span></text:p>
              </text:list-item>
              <text:list-item>
                <text:p><text:span text:style-name="T11">General</text:span> and <text:span text:style-name="T11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1">one</text:span><text:span text:style-name="T12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</text:list-item>
            </text:list>
          </draw:text-box>
        </draw:frame>
        <draw:frame draw:style-name="standard" draw:layer="layout" svg:width="24.63cm" svg:height="2.256cm" svg:x="1.399cm" svg:y="16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{n &lt;= 2} <text:s text:c="4"/>maps to <text:s/>(&lt;= n 2)</text:span></text:p>
              </table:table-cell>
              <table:table-cell>
                <text:p><text:span text:style-name="T13">{2 + {3 * 4}} <text:s/>maps to <text:s/>(+ 2 (* 3 4))</text:span></text:p>
              </table:table-cell>
            </table:table-row>
            <table:table-row table:style-name="ro2" table:default-cell-style-name="ce1">
              <table:table-cell>
                <text:p><text:span text:style-name="T13">{2 * 3 * 4} <text:s/>maps to <text:s/>(* 2 3 4)</text:span></text:p>
              </table:table-cell>
              <table:table-cell>
                <text:p><text:span text:style-name="T13">{2 + 3 * 4} <text:s text:c="3"/>maps to <text:s/>(nfx 2 + 3 * 4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(e 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(f 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rect draw:style-name="gr3" draw:text-style-name="P3" draw:layer="layout" svg:width="11.176cm" svg:height="6.088cm" svg:x="6.858cm" svg:y="12.2cm">
          <text:p/>
        </draw:rect>
        <draw:rect draw:style-name="gr3" draw:text-style-name="P3" draw:layer="layout" svg:width="11.176cm" svg:height="5.839cm" svg:x="6.858cm" svg:y="4.826cm">
          <text:p/>
        </draw:rect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14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4" draw:text-style-name="P3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17.355cm" svg:height="1.038cm" svg:x="4.898cm" svg:y="18.796cm">
          <draw:text-box>
            <text:p><text:span text:style-name="T15">A sweet-expression reader would accept </text:span><text:span text:style-name="T16">either</text:span><text:span text:style-name="T17"> format</text:span></text:p>
          </draw:text-box>
        </draw:frame>
        <draw:g xml:id="id1" draw:id="id1">
          <draw:frame draw:style-name="gr2" draw:layer="layout" svg:width="9.388cm" svg:height="0.963cm" svg:x="15.748cm" svg:y="4.117cm">
            <draw:text-box>
              <text:p>Traditional function call notation</text:p>
            </draw:text-box>
          </draw:frame>
          <draw:line draw:style-name="gr6" draw:text-style-name="P3" draw:layer="layout" svg:x1="16.002cm" svg:y1="4.572cm" svg:x2="14.478cm" svg:y2="5.08cm">
            <text:p/>
          </draw:line>
          <draw:frame draw:style-name="gr2" draw:layer="layout" svg:width="3.986cm" svg:height="2.387cm" svg:x="1.348cm" svg:y="7.874cm">
            <draw:text-box>
              <text:p>Indentation</text:p>
              <text:p>deduces</text:p>
              <text:p>parentheses</text:p>
            </draw:text-box>
          </draw:frame>
          <draw:line draw:style-name="gr6" draw:text-style-name="P3" draw:layer="layout" svg:x1="4.826cm" svg:y1="8.382cm" svg:x2="7.62cm" svg:y2="7.62cm">
            <text:p/>
          </draw:line>
          <draw:frame draw:style-name="gr2" draw:layer="layout" svg:width="3.99cm" svg:height="0.963cm" svg:x="14.488cm" svg:y="6.403cm">
            <draw:text-box>
              <text:p>Finally! Infix!</text:p>
            </draw:text-box>
          </draw:frame>
          <draw:line draw:style-name="gr6" draw:text-style-name="P3" draw:layer="layout" svg:x1="14.488cm" svg:y1="6.858cm" svg:x2="12.446cm" svg:y2="7.112cm">
            <text:p/>
          </draw:line>
          <draw:line draw:style-name="gr6" draw:text-style-name="P3" draw:layer="layout" svg:x1="14.488cm" svg:y1="6.857cm" svg:x2="10.922cm" svg:y2="9.398cm">
            <text:p/>
          </draw:line>
          <draw:line draw:style-name="gr6" draw:text-style-name="P3" draw:layer="layout" svg:x1="14.488cm" svg:y1="6.857cm" svg:x2="15.748cm" svg:y2="9.65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8">define unit-list(x)</text:span></text:p>
            <text:p><text:span text:style-name="T18"><text:s text:c="4"/></text:span><text:span text:style-name="T18">cond</text:span></text:p>
            <text:p><text:span text:style-name="T18"><text:s text:c="8"/></text:span><text:span text:style-name="T18">null?(x) <text:s text:c="3"/>'()</text:span></text:p>
            <text:p><text:span text:style-name="T18"><text:s text:c="8"/></text:span><text:span text:style-name="T18">pair?(x)</text:span></text:p>
            <text:p><text:span text:style-name="T18"><text:s text:c="12"/></text:span><text:span text:style-name="T18">if null?(cdr(x))</text:span></text:p>
            <text:p><text:span text:style-name="T18"><text:s text:c="16"/></text:span><text:span text:style-name="T18">unit car(x)</text:span></text:p>
            <text:p><text:span text:style-name="T18"><text:s text:c="16"/></text:span><text:span text:style-name="T18">append unit(car(x)) LISTSPACE unit-list(cdr(x))</text:span></text:p>
            <text:p><text:span text:style-name="T18"><text:s text:c="8"/></text:span><text:span text:style-name="T18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in the middle of a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7" draw:text-style-name="P10" draw:layer="layout" svg:width="12.55cm" svg:height="2.139cm" svg:x="8.636cm" svg:y="18.181cm">
          <draw:text-box>
            <text:p><text:span text:style-name="T19">These simplify using indentation</text:span></text:p>
            <text:p><text:span text:style-name="T1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1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5">let*</text:span></text:p>
                <text:list>
                  <text:list-header>
                    <text:p><text:span text:style-name="T5">\\</text:span></text:p>
                    <text:p><text:span text:style-name="T5"><text:s text:c="3"/></text:span><text:span text:style-name="T5">myprefix getdent(x)</text:span></text:p>
                    <text:p><text:span text:style-name="T5"><text:s text:c="3"/></text:span><text:span text:style-name="T5">newdent process(myprefix)</text:span></text:p>
                    <text:p><text:span text:style-name="T5">append newdent</text:span></text:p>
                    <text:list>
                      <text:list-header>
                        <text:p><text:span text:style-name="T5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2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8">→</text:span> s-expressions</text:p>
                <text:list>
                  <text:list-item>
                    <text:p>Can use in makefiles, like a compiler</text:p>
                  </text:list-item>
                </text:list>
              </text:list-item>
              <text:list-item>
                <text:p>sweeten: S-expressions <text:span text:style-name="T8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MIT-licensed implementation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&amp; Credits</text:p>
          </draw:text-box>
        </draw:frame>
        <draw:frame presentation:style-name="pr11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for help from:</text:p>
                <text:list>
                  <text:list-item>
                    <text:p>Alan Manuel K. Gloria</text:p>
                    <text:list>
                      <text:list-item>
                        <text:p>Specification suggestions &amp; implementation help</text:p>
                      </text:list-item>
                    </text:list>
                  </text:list-item>
                  <text:list-item>
                    <text:p>Egil M<text:span text:style-name="T20">ö</text:span>ller</text:p>
                    <text:list>
                      <text:list-item>
                        <text:p>Author of SRFI-49 indentation approa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4T09:14:15.49</dc:date>
    <meta:editing-duration>P1DT29M56S</meta:editing-duration>
    <meta:editing-cycles>67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05"/>
    <meta:user-defined meta:name="Author">David A. Wheeler</meta:user-defined>
    <meta:user-defined meta:name="URL">http://readable.sourceforge.net</meta:user-defined>
  </office:meta>
</office:document-meta>
</file>